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style:text-underline-style="solid" style:text-underline-width="auto" style:text-underline-color="font-color" fo:font-weight="bold" officeooo:rsid="000736e0" officeooo:paragraph-rsid="000736e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736e0" officeooo:paragraph-rsid="000736e0"/>
    </style:style>
    <style:style style:name="P3" style:family="paragraph" style:parent-style-name="Text_20_body">
      <style:paragraph-properties fo:text-align="start" style:justify-single-word="false"/>
      <style:text-properties style:font-name="Arial1" officeooo:rsid="000736e0" officeooo:paragraph-rsid="000736e0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style:font-name="Arial1" officeooo:rsid="000736e0"/>
    </style:style>
    <style:style style:name="P5" style:family="paragraph" style:parent-style-name="Text_20_body">
      <style:paragraph-properties fo:text-align="start" style:justify-single-word="false"/>
      <style:text-properties officeooo:rsid="000736e0" officeooo:paragraph-rsid="000736e0"/>
    </style:style>
    <style:style style:name="P6" style:family="paragraph" style:parent-style-name="Text_20_body" style:list-style-name="L2">
      <style:text-properties style:font-name="Arial1" officeooo:rsid="000736e0"/>
    </style:style>
    <style:style style:name="P7" style:family="paragraph" style:parent-style-name="Text_20_body">
      <style:text-properties officeooo:rsid="000736e0"/>
    </style:style>
    <style:style style:name="P8" style:family="paragraph" style:parent-style-name="Text_20_body" style:list-style-name="L3">
      <style:text-properties style:font-name="Arial1" officeooo:rsid="000736e0"/>
    </style:style>
    <style:style style:name="P9" style:family="paragraph" style:parent-style-name="Text_20_body" style:list-style-name="L4">
      <style:text-properties style:font-name="Arial1" officeooo:rsid="000736e0"/>
    </style:style>
    <style:style style:name="P10" style:family="paragraph" style:parent-style-name="Heading_20_3">
      <style:text-properties style:font-name="Arial1" officeooo:rsid="000736e0"/>
    </style:style>
    <style:style style:name="P11" style:family="paragraph" style:parent-style-name="Text_20_body" style:list-style-name="L5">
      <style:text-properties officeooo:rsid="000736e0"/>
    </style:style>
    <style:style style:name="T1" style:family="text">
      <style:text-properties style:font-name="Arial1"/>
    </style:style>
    <style:style style:name="T2" style:family="text">
      <style:text-properties style:font-name="Arial1" officeooo:rsid="000abb4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iseño de interfaz</text:p>
      <text:p text:style-name="P2"/>
      <text:p text:style-name="P3">Define los términos: interfaz, UI, UX</text:p>
      <text:list text:style-name="L1">
        <text:list-item>
          <text:p text:style-name="P4">Pon un ejemplo de UI y otro de UX.</text:p>
        </text:list-item>
      </text:list>
      <text:p text:style-name="P5"><text:span text:style-name="Strong_20_Emphasis"><text:span text:style-name="T1">Interfaz</text:span></text:span></text:p>
      <text:list text:style-name="L2">
        <text:list-item>
          <text:p text:style-name="P6">Es el medio a través del cual un usuario y un sistema interactúan.</text:p>
        </text:list-item>
        <text:list-item>
          <text:p text:style-name="P6">Puede ser visual (pantalla de una app), física (botones de un mando) o incluso de voz (asistente virtual).</text:p>
        </text:list-item>
      </text:list>
      <text:p text:style-name="P7"><text:span text:style-name="Strong_20_Emphasis"><text:span text:style-name="T1">UI (Interfaz de Usuario)</text:span></text:span></text:p>
      <text:list text:style-name="L3">
        <text:list-item>
          <text:p text:style-name="P8">Se refiere al diseño visual y a los elementos con los que el usuario interactúa directamente: botones, menús, tipografía, colores, iconos, pantallas.</text:p>
        </text:list-item>
        <text:list-item>
          <text:p text:style-name="P8">Es la "capa visible" del producto.</text:p>
        </text:list-item>
      </text:list>
      <text:p text:style-name="P7"><text:span text:style-name="Strong_20_Emphasis"><text:span text:style-name="T1">UX (Experiencia de Usuario)</text:span></text:span></text:p>
      <text:list text:style-name="L4">
        <text:list-item>
          <text:p text:style-name="P9">Se centra en cómo se siente el usuario al interactuar con un producto o servicio.</text:p>
        </text:list-item>
        <text:list-item>
          <text:p text:style-name="P9">Abarca facilidad de uso, accesibilidad, eficiencia, satisfacción y emociones generadas.</text:p>
        </text:list-item>
        <text:list-item>
          <text:p text:style-name="P9">No es solo diseño visual, también incluye usabilidad y percepción global.</text:p>
        </text:list-item>
      </text:list>
      <text:h text:style-name="P10" text:outline-level="3">Ejemplos</text:h>
      <text:list text:style-name="L5">
        <text:list-item>
          <text:p text:style-name="P11"><text:span text:style-name="Strong_20_Emphasis"><text:span text:style-name="T1">Ejemplo de UI:</text:span></text:span><text:span text:style-name="T1"><text:line-break/>Los botones de "Me gusta" y "Compartir" en Facebook, </text:span><text:span text:style-name="T2">Instagram u otras redes sociales.</text:span></text:p>
        </text:list-item>
        <text:list-item>
          <text:p text:style-name="P11"><text:span text:style-name="Strong_20_Emphasis"><text:span text:style-name="T1">Ejemplo de UX:</text:span></text:span><text:span text:style-name="T1"><text:line-break/>Cuando compras un producto en Amazon: lo fácil que resulta buscar, filtrar, pagar y recibir confirmación rápida. Esa fluidez y confianza forman parte de la experiencia de usuario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2:13:16.223737600</meta:creation-date>
    <dc:date>2025-09-26T13:18:51.243515000</dc:date>
    <meta:editing-duration>PT7M3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6" meta:word-count="181" meta:character-count="1057" meta:non-whitespace-character-count="902"/>
  </office:meta>
</office:document-meta>
</file>